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name="OpenSymbol" svg:font-family="OpenSymbol"/>
    <style:font-face style:name="Segoe UI" svg:font-family="'Segoe UI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ext" style:name="a64cbb7">
      <style:text-properties fo:background-color="#3deb3d" fo:font-weight="bold" style:font-weight-asian="bold" style:font-weight-complex="bold"/>
    </style:style>
    <style:style style:family="text" style:name="a6dd29a">
      <style:text-properties fo:background-color="#3deb3d" fo:font-weight="bold" style:font-weight-asian="bold" style:font-weight-complex="bold"/>
    </style:style>
    <style:style style:family="text" style:name="a078ef5">
      <style:text-properties fo:background-color="#00FF00" fo:font-weight="bold" style:font-weight-asian="bold" style:font-weight-complex="bold"/>
    </style:style>
    <style:style style:family="text" style:name="a44a516">
      <style:text-properties fo:background-color="#3deb3d" fo:font-weight="bold" style:font-weight-asian="bold" style:font-weight-complex="bold"/>
    </style:style>
    <style:style style:family="text" style:name="a47155c">
      <style:text-properties fo:background-color="#3deb3d" fo:font-weight="bold" style:font-weight-asian="bold" style:font-weight-complex="bold"/>
    </style:style>
    <style:style style:family="text" style:name="acb8eef">
      <style:text-properties fo:background-color="#3deb3d" fo:font-weight="bold" style:font-weight-asian="bold" style:font-weight-complex="bold"/>
    </style:style>
    <style:style style:family="text" style:name="a2a9441">
      <style:text-properties fo:background-color="#3deb3d" fo:font-weight="bold" style:font-weight-asian="bold" style:font-weight-complex="bold"/>
    </style:style>
    <style:style style:family="text" style:name="ae00004">
      <style:text-properties fo:background-color="#3deb3d" fo:font-weight="bold" style:font-weight-asian="bold" style:font-weight-complex="bold"/>
    </style:style>
    <style:style style:family="text" style:name="a7aee41">
      <style:text-properties fo:background-color="#3deb3d" fo:font-weight="bold" style:font-weight-asian="bold" style:font-weight-complex="bold"/>
    </style:style>
    <style:style style:family="text" style:name="a0d2552">
      <style:text-properties fo:background-color="#3deb3d" fo:font-weight="bold" style:font-weight-asian="bold" style:font-weight-complex="bold"/>
    </style:style>
    <style:style style:family="text" style:name="a9d7278">
      <style:text-properties fo:background-color="#3deb3d" fo:font-weight="bold" style:font-weight-asian="bold" style:font-weight-complex="bold"/>
    </style:style>
    <style:style style:family="text" style:name="a119e35">
      <style:text-properties fo:background-color="#3deb3d" fo:font-weight="bold" style:font-weight-asian="bold" style:font-weight-complex="bold"/>
    </style:style>
    <style:style style:family="text" style:name="ad3a1a1">
      <style:text-properties fo:background-color="#3deb3d" fo:font-weight="bold" style:font-weight-asian="bold" style:font-weight-complex="bold"/>
    </style:style>
    <style:style style:family="text" style:name="a38bf53">
      <style:text-properties fo:background-color="#3deb3d" fo:font-weight="bold" style:font-weight-asian="bold" style:font-weight-complex="bold"/>
    </style:style>
    <style:style style:family="text" style:name="afd560d">
      <style:text-properties fo:background-color="#3deb3d" fo:font-weight="bold" style:font-weight-asian="bold" style:font-weight-complex="bold"/>
    </style:style>
    <style:style style:family="text" style:name="a26b16f">
      <style:text-properties fo:background-color="#3deb3d" fo:font-weight="bold" style:font-weight-asian="bold" style:font-weight-complex="bold"/>
    </style:style>
    <text:list-style style:name="Numbering_20_1">
      <text:list-level-style-number style:num-format="1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style:style style:family="text" style:name="a3e7a8c">
      <style:text-properties fo:background-color="#3deb3d" fo:font-weight="bold" style:font-weight-asian="bold" style:font-weight-complex="bold"/>
    </style:style>
  </office:automatic-styles>
  <office:body>
    <office:text>
      <text:p>1<text:span text:style-name="a26b16f">2</text:span><text:span text:style-name="a3e7a8c">3</text:span><text:span text:style-name="a26b16f">4</text:span>5</text:p>
      <text:p>1<text:span text:style-name="a38bf53">2</text:span>3<text:span text:style-name="ad3a1a1">4</text:span>5</text:p>
      <text:p text:style-name="Standard">6.<text:span text:style-name="a119e35"><text:s/></text:span></text:p>
      <text:p text:style-name="Standard">ListItem – expected: 6.<text:span text:style-name="a9d7278"><text:s/></text:span></text:p>
      <text:p>1<text:span text:style-name="a0d2552">2<text:line-break/>4</text:span>5</text:p>
      <text:p text:style-name="Standard">w<text:span text:style-name="a7aee41"><text:s/></text:span>xyz</text:p>
      <text:p text:style-name="Standard"><text:span text:style-name="ae00004"><text:s/></text:span>xyz</text:p>
      <text:p text:style-name="Standard"><text:span text:style-name="a2a9441">abc</text:span></text:p>
      <text:p text:style-name="Standard">abc<text:s/><text:span text:style-name="acb8eef">span</text:span>!</text:p>
      <text:p text:style-name="Standard"><text:span text:style-name="a47155c">span</text:span>123</text:p>
      <text:p text:style-name="Standard"><text:span text:style-name="a44a516">ODF</text:span><text:span text:style-name="a078ef5">DOM</text:span><text:s/>in mixed attributes</text:p>
      <text:p/>
      <text:p>1<text:span text:style-name="a6dd29a">2<text:line-break/>3</text:span>4</text:p>
      <text:p text:style-name="Standard">def</text:p>
      <text:p text:style-name="Standard"/>
      <text:p text:style-name="Standard">ghi<text:span text:style-name="a64cbb7"><text:s/></text:span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name="OpenSymbol" svg:font-family="OpenSymbol"/>
    <style:font-face style:name="Segoe UI" svg:font-family="'Segoe UI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able Contents" style:family="paragraph" style:name="Table_20_Contents" style:parent-style-name="Standard"/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Line numbering" style:family="text" style:name="Line_20_numbering" style:parent-style-name="default_character_style"/>
    <style:style style:display-name="Bullet Symbols" style:family="text" style:name="Bullet_20_Symbols" style:parent-style-name="default_character_style">
      <style:text-properties style:font-name="OpenSymbol" style:font-name-asian="OpenSymbol" style:font-name-complex="OpenSymbol"/>
    </style:style>
    <style:style style:display-name="Numbering Symbols" style:family="text" style:name="Numbering_20_Symbols" style:parent-style-name="default_character_style"/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44</dc:date>
    <meta:editing-cycles>2</meta:editing-cycles>
    <meta:editing-duration>PT0.006S</meta:editing-duration>
  </office:meta>
</office:document-meta>
</file>